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2pt" fo:font-weight="bold" officeooo:rsid="001af805" officeooo:paragraph-rsid="001af80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 Light" fo:font-size="11pt" style:font-size-asian="11pt" style:font-size-complex="11pt"/>
    </style:style>
    <style:style style:name="P3" style:family="paragraph" style:parent-style-name="Standard">
      <style:text-properties officeooo:paragraph-rsid="002f3d03"/>
    </style:style>
    <style:style style:name="T1" style:family="text">
      <style:text-properties officeooo:rsid="002eac5b"/>
    </style:style>
    <style:style style:name="T2" style:family="text">
      <style:text-properties style:font-name="Calibri Light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undial BD</text:span> <text:s/>- MySQL</text:p>
      <text:p text:style-name="P2"/>
      <text:p text:style-name="P3"><text:span text:style-name="Source_20_Text"><text:span text:style-name="T2">create database MUNDIAL;<text:line-break/>use MUNDIAL;<text:line-break/><text:line-break/>create table EQUIPO(<text:line-break/><text:tab/>id int primary key,<text:line-break/><text:tab/>nombre varchar(8),<text:line-break/><text:tab/>edad_media int constraint chk_edad check (edad_media not like "%2%2%"),<text:line-break/><text:tab/>color enum("Unico", "Multicolor")<text:line-break/>);<text:line-break/><text:line-break/>create table JUGADOR(<text:line-break/><text:tab/>dni int primary key,<text:line-break/><text:tab/>nombre varchar(15),<text:line-break/><text:tab/>apellido varchar(10),<text:line-break/><text:tab/>altura decimal(3,2),<text:line-break/><text:tab/>fecha_nac date,<text:line-break/><text:tab/>equipo int<text:line-break/>);<text:line-break/><text:line-break/>alter table jugador add constraint fk_equipo foreign key (equipo) references equipo(id);<text:line-break/><text:line-break/>INSERT INTO EQUIPO (id, nombre, edad_media, color) VALUES<text:line-break/>(1, 'EquipoA', 25, 'Unico'),<text:line-break/>(2, 'EquipoB', 27, 'Multicolor'),<text:line-break/>(3, 'EquipoC', 30, 'Unico'),<text:line-break/>(4, 'EquipoD', 28, 'Multicolor'),<text:line-break/>(5, 'EquipoE', 26, 'Unico'),<text:line-break/>(6, 'EquipoF', 29, 'Multicolor'),<text:line-break/>(7, 'EquipoG', 31, 'Unico'),<text:line-break/>(8, 'EquipoH', 24, 'Multicolor'),<text:line-break/>(9, 'EquipoI', 32, 'Unico'),<text:line-break/>(10, 'EquipoJ', 33, 'Multicolor');<text:line-break/><text:line-break/>INSERT INTO JUGADOR (dni, nombre, apellido, altura, fecha_nac, equipo) VALUES<text:line-break/>(101, 'Juan', 'Perez', 1.75, '1995-06-15', 1),<text:line-break/>(102, 'Luis', 'Gomez', 1.80, '1993-08-22', 2),<text:line-break/>(103, 'Carlos', 'Lopez', 1.85, '1990-12-05', 3),<text:line-break/>(104, 'Miguel', 'Diaz', 1.78, '1992-03-10', 1),<text:line-break/>(105, 'Jose', 'Martinez', 1.82, '1994-11-25', 2),<text:line-break/>(106, 'Ana', 'Sanchez', 1.68, '1996-07-14', 3),<text:line-break/>(107, 'Maria', 'Garcia', 1.70, '1991-09-30', 4),<text:line-break/>(108, 'Pedro', 'Fernandez', 1.76, '1992-11-11', 5),<text:line-break/>(109, 'Laura', 'Rodriguez', 1.65, '1993-01-20', 6),<text:line-break/>(110, 'David', 'Hernandez', 1.83, '1994-04-18', 7),<text:line-break/>(111, 'Sofia', 'Lopez', 1.72, '1995-05-25', 8),<text:line-break/>(112, 'Jorge', 'Martinez', 1.79, '1996-06-30', 9),<text:line-break/>(113, 'Lucia', 'Gonzalez', 1.67, '1991-08-15', 10)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2:31:29.535000000</meta:creation-date>
    <dc:date>2025-01-17T09:32:35.489000000</dc:date>
    <meta:editing-duration>PT1H22M41S</meta:editing-duration>
    <meta:editing-cycles>17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" meta:word-count="196" meta:character-count="1562" meta:non-whitespace-character-count="1352"/>
  </office:meta>
</office:document-meta>
</file>